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District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2010-05-10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2022-05-12</text:p>
          </table:table-cell>
        </table:table-row>
        <table:table-row table:style-name="ro2">
          <table:table-cell office:value-type="string" calcext:value-type="string">
            <text:p><text:a xlink:href="javascript:sym('01118')" xlink:type="simple">Active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83" calcext:value-type="float">
            <text:p>683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<text:a xlink:href="javascript:sym('01130')" xlink:type="simple">Agard Land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872" calcext:value-type="float">
            <text:p>872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string" calcext:value-type="string">
            <text:p><text:a xlink:href="javascript:sym('01101')" xlink:type="simple">Almonda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26" calcext:value-type="float">
            <text:p>326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<text:a xlink:href="javascript:sym('10003')" xlink:type="simple">Ameri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519" calcext:value-type="float">
            <text:p>519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<text:a xlink:href="javascript:sym('09002')" xlink:type="simple">Anse Can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<text:a xlink:href="javascript:sym('03002')" xlink:type="simple">Anse Gale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naries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08003')" xlink:type="simple">Anse G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991" calcext:value-type="float">
            <text:p>991</text:p>
          </table:table-cell>
          <table:table-cell office:value-type="float" office:value="1471" calcext:value-type="float">
            <text:p>1471</text:p>
          </table:table-cell>
        </table:table-row>
        <table:table-row table:style-name="ro2">
          <table:table-cell office:value-type="string" calcext:value-type="string">
            <text:p><text:a xlink:href="javascript:sym('02022')" xlink:type="simple">Anse-la-Raye</text:a>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Anse-la-Raye</text:p>
          </table:table-cell>
          <table:table-cell office:value-type="float" office:value="698" calcext:value-type="float">
            <text:p>698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string" calcext:value-type="string">
            <text:p><text:a xlink:href="javascript:sym('03003')" xlink:type="simple">Anse La Verdu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naries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<text:a xlink:href="javascript:sym('07002')" xlink:type="simple">Augi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1356" calcext:value-type="float">
            <text:p>1356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string" calcext:value-type="string">
            <text:p><text:a xlink:href="javascript:sym('09004')" xlink:type="simple">Au Le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1699" calcext:value-type="float">
            <text:p>1699</text:p>
          </table:table-cell>
          <table:table-cell office:value-type="float" office:value="1393" calcext:value-type="float">
            <text:p>1393</text:p>
          </table:table-cell>
        </table:table-row>
        <table:table-row table:style-name="ro2">
          <table:table-cell office:value-type="string" calcext:value-type="string">
            <text:p><text:a xlink:href="javascript:sym('01102')" xlink:type="simple">Aurendel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65" calcext:value-type="float">
            <text:p>56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urendel Hill/Bobo Vill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...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<text:a xlink:href="javascript:sym('02002')" xlink:type="simple">Au Tabo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180" calcext:value-type="float">
            <text:p>180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<text:a xlink:href="javascript:sym('02003')" xlink:type="simple">Au Tabor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290" calcext:value-type="float">
            <text:p>290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string" calcext:value-type="string">
            <text:p><text:a xlink:href="javascript:sym('01201')" xlink:type="simple">Babonneau Prop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909" calcext:value-type="float">
            <text:p>909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string" calcext:value-type="string">
            <text:p><text:a xlink:href="javascript:sym('01104')" xlink:type="simple">Bagate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293" calcext:value-type="float">
            <text:p>1293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string" calcext:value-type="string">
            <text:p><text:a xlink:href="javascript:sym('01212')" xlink:type="simple">Balat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517" calcext:value-type="float">
            <text:p>1517</text:p>
          </table:table-cell>
          <table:table-cell office:value-type="float" office:value="1812" calcext:value-type="float">
            <text:p>1812</text:p>
          </table:table-cell>
        </table:table-row>
        <table:table-row table:style-name="ro2">
          <table:table-cell office:value-type="string" calcext:value-type="string">
            <text:p><text:a xlink:href="javascript:sym('06004')" xlink:type="simple">Balc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229" calcext:value-type="float">
            <text:p>229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<text:a xlink:href="javascript:sym('06006')" xlink:type="simple">Balembouch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<text:a xlink:href="javascript:sym('01002')" xlink:type="simple">Banannes Ba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06007')" xlink:type="simple">Bans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262" calcext:value-type="float">
            <text:p>262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string" calcext:value-type="string">
            <text:p><text:a xlink:href="javascript:sym('06008')" xlink:type="simple">Banse la Gra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54" calcext:value-type="float">
            <text:p>154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<text:a xlink:href="javascript:sym('09005')" xlink:type="simple">Bara Bar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<text:a xlink:href="javascript:sym('01003')" xlink:type="simple">Barnard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57" calcext:value-type="float">
            <text:p>357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<text:a xlink:href="javascript:sym('04035')" xlink:type="simple">Baron's Drive/Coin de l'Ans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<text:a xlink:href="javascript:sym('01215')" xlink:type="simple">Barre d'Is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79" calcext:value-type="float">
            <text:p>779</text:p>
          </table:table-cell>
          <table:table-cell office:value-type="float" office:value="911" calcext:value-type="float">
            <text:p>911</text:p>
          </table:table-cell>
        </table:table-row>
        <table:table-row table:style-name="ro2">
          <table:table-cell office:value-type="string" calcext:value-type="string">
            <text:p><text:a xlink:href="javascript:sym('01239')" xlink:type="simple">Barre Duchausse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93" calcext:value-type="float">
            <text:p>393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<text:a xlink:href="javascript:sym('01240')" xlink:type="simple">Barre St. Joseph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34" calcext:value-type="float">
            <text:p>634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<text:a xlink:href="javascript:sym('08004')" xlink:type="simple">Beauchamp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<text:a xlink:href="javascript:sym('07006')" xlink:type="simple">Beausejou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<text:a xlink:href="javascript:sym('10005')" xlink:type="simple">Beausejou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246" calcext:value-type="float">
            <text:p>1246</text:p>
          </table:table-cell>
          <table:table-cell office:value-type="float" office:value="1685" calcext:value-type="float">
            <text:p>1685</text:p>
          </table:table-cell>
        </table:table-row>
        <table:table-row table:style-name="ro2">
          <table:table-cell office:value-type="string" calcext:value-type="string">
            <text:p><text:a xlink:href="javascript:sym('10006')" xlink:type="simple">Beausejour/Fostin's Developmen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'04002')" xlink:type="simple">Beausejour/Myers Brid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<text:a xlink:href="javascript:sym('10007')" xlink:type="simple">Beausejour/ND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01245')" xlink:type="simple">Belai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71" calcext:value-type="float">
            <text:p>571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office:value-type="string" calcext:value-type="string">
            <text:p><text:a xlink:href="javascript:sym('04003')" xlink:type="simple">Belfon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<text:a xlink:href="javascript:sym('01004')" xlink:type="simple">Bella Ros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61" calcext:value-type="float">
            <text:p>26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<text:a xlink:href="javascript:sym('10008')" xlink:type="simple">Bella Ros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04004')" xlink:type="simple">Belle Pla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<text:a xlink:href="javascript:sym('05002')" xlink:type="simple">Belle Vu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322" calcext:value-type="float">
            <text:p>322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<text:a xlink:href="javascript:sym('07007')" xlink:type="simple">Belle Vu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<text:a xlink:href="javascript:sym('10090')" xlink:type="simple">Belle Vue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string" calcext:value-type="string">
            <text:p><text:a xlink:href="javascript:sym('09007')" xlink:type="simple">Belmon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575" calcext:value-type="float">
            <text:p>575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office:value-type="string" calcext:value-type="string">
            <text:p><text:a xlink:href="javascript:sym('03004')" xlink:type="simple">Belvede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naries</text:p>
          </table:table-cell>
          <table:table-cell office:value-type="float" office:value="317" calcext:value-type="float">
            <text:p>317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<text:a xlink:href="javascript:sym('04005')" xlink:type="simple">Belvede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477" calcext:value-type="float">
            <text:p>477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<text:a xlink:href="javascript:sym('01214')" xlink:type="simple">Bex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553" calcext:value-type="float">
            <text:p>1553</text:p>
          </table:table-cell>
          <table:table-cell office:value-type="float" office:value="1049" calcext:value-type="float">
            <text:p>1049</text:p>
          </table:table-cell>
        </table:table-row>
        <table:table-row table:style-name="ro2">
          <table:table-cell office:value-type="string" calcext:value-type="string">
            <text:p><text:a xlink:href="javascript:sym('06003')" xlink:type="simple">Beya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string" calcext:value-type="string">
            <text:p>...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<text:a xlink:href="javascript:sym('01106')" xlink:type="simple">Bishop's Gap/Ghirawoo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92" calcext:value-type="float">
            <text:p>692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<text:a xlink:href="javascript:sym('01105')" xlink:type="simple">Bisse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92" calcext:value-type="float">
            <text:p>692</text:p>
          </table:table-cell>
          <table:table-cell office:value-type="float" office:value="844" calcext:value-type="float">
            <text:p>844</text:p>
          </table:table-cell>
        </table:table-row>
        <table:table-row table:style-name="ro2">
          <table:table-cell office:value-type="string" calcext:value-type="string">
            <text:p><text:a xlink:href="javascript:sym('07008')" xlink:type="simple">Black Ba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1025" calcext:value-type="float">
            <text:p>1025</text:p>
          </table:table-cell>
          <table:table-cell office:value-type="float" office:value="849" calcext:value-type="float">
            <text:p>849</text:p>
          </table:table-cell>
        </table:table-row>
        <table:table-row table:style-name="ro2">
          <table:table-cell office:value-type="string" calcext:value-type="string">
            <text:p><text:a xlink:href="javascript:sym('01125')" xlink:type="simple">Black Malle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02" calcext:value-type="float">
            <text:p>102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<text:a xlink:href="javascript:sym('08005')" xlink:type="simple">Blanch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794" calcext:value-type="float">
            <text:p>794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string" calcext:value-type="string">
            <text:p><text:a xlink:href="javascript:sym('01107')" xlink:type="simple">Boca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462" calcext:value-type="float">
            <text:p>1462</text:p>
          </table:table-cell>
          <table:table-cell office:value-type="float" office:value="1420" calcext:value-type="float">
            <text:p>1420</text:p>
          </table:table-cell>
        </table:table-row>
        <table:table-row table:style-name="ro2">
          <table:table-cell office:value-type="string" calcext:value-type="string">
            <text:p><text:a xlink:href="javascript:sym('10009')" xlink:type="simple">Bogui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629" calcext:value-type="float">
            <text:p>629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office:value-type="string" calcext:value-type="string">
            <text:p><text:a xlink:href="javascript:sym('10010')" xlink:type="simple">Boguis/Desa Blon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47" calcext:value-type="float">
            <text:p>14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Boguis/Savannes en Haut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string" calcext:value-type="string">
            <text:p>...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<text:a xlink:href="javascript:sym('01005')" xlink:type="simple">Bois Catche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javascript:sym('02004')" xlink:type="simple">Bois d'Ind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800" calcext:value-type="float">
            <text:p>800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table-cell office:value-type="string" calcext:value-type="string">
            <text:p><text:a xlink:href="javascript:sym('04006')" xlink:type="simple">Bois d'Ind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82" calcext:value-type="float">
            <text:p>182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<text:a xlink:href="javascript:sym('05003')" xlink:type="simple">Bois d'Ind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<text:a xlink:href="javascript:sym('10012')" xlink:type="simple">Bois d'Oran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641" calcext:value-type="float">
            <text:p>641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<text:a xlink:href="javascript:sym('09008')" xlink:type="simple">Bois Joli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<text:a xlink:href="javascript:sym('01132')" xlink:type="simple">Bois Pata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188" calcext:value-type="float">
            <text:p>1188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string" calcext:value-type="string">
            <text:p><text:a xlink:href="javascript:sym('06010')" xlink:type="simple">Bongalo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<text:a xlink:href="javascript:sym('10014')" xlink:type="simple">Bonne Ter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207" calcext:value-type="float">
            <text:p>1207</text:p>
          </table:table-cell>
          <table:table-cell office:value-type="float" office:value="766" calcext:value-type="float">
            <text:p>766</text:p>
          </table:table-cell>
        </table:table-row>
        <table:table-row table:style-name="ro2">
          <table:table-cell office:value-type="string" calcext:value-type="string">
            <text:p><text:a xlink:href="javascript:sym('10015')" xlink:type="simple">Bonne Terre Garden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javascript:sym('04007')" xlink:type="simple">Bout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<text:a xlink:href="javascript:sym('07036')" xlink:type="simple">Bruceville/Shanty Tow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1229" calcext:value-type="float">
            <text:p>1229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<text:a xlink:href="javascript:sym('01202')" xlink:type="simple">Cabich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28" calcext:value-type="float">
            <text:p>728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table-cell office:value-type="string" calcext:value-type="string">
            <text:p><text:a xlink:href="javascript:sym('07044')" xlink:type="simple">Caco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<text:a xlink:href="javascript:sym('05004')" xlink:type="simple">Caffie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<text:a xlink:href="javascript:sym('02013')" xlink:type="simple">Caico/Mille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<text:a xlink:href="javascript:sym('01006')" xlink:type="simple">Calvar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<text:a xlink:href="javascript:sym('03007')" xlink:type="simple">Canaries</text:a>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Canaries</text:p>
          </table:table-cell>
          <table:table-cell office:value-type="float" office:value="836" calcext:value-type="float">
            <text:p>836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office:value-type="string" calcext:value-type="string">
            <text:p><text:a xlink:href="javascript:sym('07009')" xlink:type="simple">Cantonemen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866" calcext:value-type="float">
            <text:p>866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table-cell office:value-type="string" calcext:value-type="string">
            <text:p><text:a xlink:href="javascript:sym('10018')" xlink:type="simple">Cap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575" calcext:value-type="float">
            <text:p>575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office:value-type="string" calcext:value-type="string">
            <text:p><text:a xlink:href="javascript:sym('01147')" xlink:type="simple">Capitol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91" calcext:value-type="float">
            <text:p>491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<text:a xlink:href="javascript:sym('01108')" xlink:type="simple">Carelli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176" calcext:value-type="float">
            <text:p>1176</text:p>
          </table:table-cell>
          <table:table-cell office:value-type="float" office:value="1345" calcext:value-type="float">
            <text:p>1345</text:p>
          </table:table-cell>
        </table:table-row>
        <table:table-row table:style-name="ro2">
          <table:table-cell office:value-type="string" calcext:value-type="string">
            <text:p><text:a xlink:href="javascript:sym('07010')" xlink:type="simple">Carier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10029')" xlink:type="simple">Cas-en-Ba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770" calcext:value-type="float">
            <text:p>770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<text:a xlink:href="javascript:sym('01009')" xlink:type="simple">Castri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stries</text:p>
          </table:table-cell>
          <table:table-cell office:value-type="float" office:value="706" calcext:value-type="float">
            <text:p>706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office:value-type="string" calcext:value-type="string">
            <text:p><text:a xlink:href="javascript:sym('07011')" xlink:type="simple">Cat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<text:a xlink:href="javascript:sym('10017')" xlink:type="simple">Caye Manjé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438" calcext:value-type="float">
            <text:p>438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<text:a xlink:href="javascript:sym('01007')" xlink:type="simple">Cedar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67" calcext:value-type="float">
            <text:p>467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office:value-type="string" calcext:value-type="string">
            <text:p><text:a xlink:href="javascript:sym('03005')" xlink:type="simple">Chal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naries</text:p>
          </table:table-cell>
          <table:table-cell office:value-type="string" calcext:value-type="string">
            <text:p>...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javascript:sym('01119')" xlink:type="simple">Chase Garden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19" calcext:value-type="float">
            <text:p>419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<text:a xlink:href="javascript:sym('01207')" xlink:type="simple">Chass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22" calcext:value-type="float">
            <text:p>422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<text:a xlink:href="javascript:sym('04008')" xlink:type="simple">Chateau Belai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<text:a xlink:href="javascript:sym('08006')" xlink:type="simple">Chique/Blanch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232" calcext:value-type="float">
            <text:p>232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<text:a xlink:href="javascript:sym('01110')" xlink:type="simple">Choc Ba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...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javascript:sym('05033')" xlink:type="simple">Choiseul</text:a>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Choiseul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a xlink:href="javascript:sym('01216')" xlink:type="simple">Choppin Ridge/Sarrot</text:a> (Choppin)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23" calcext:value-type="float">
            <text:p>223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<text:a xlink:href="javascript:sym('05035')" xlink:type="simple">Christian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javascript:sym('01112')" xlink:type="simple">Cicer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828" calcext:value-type="float">
            <text:p>2828</text:p>
          </table:table-cell>
          <table:table-cell office:value-type="float" office:value="2471" calcext:value-type="float">
            <text:p>2471</text:p>
          </table:table-cell>
        </table:table-row>
        <table:table-row table:style-name="ro2">
          <table:table-cell office:value-type="string" calcext:value-type="string">
            <text:p><text:a xlink:href="javascript:sym('01113')" xlink:type="simple">Ciceron/Monkey Tow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016" calcext:value-type="float">
            <text:p>1016</text:p>
          </table:table-cell>
          <table:table-cell office:value-type="float" office:value="847" calcext:value-type="float">
            <text:p>847</text:p>
          </table:table-cell>
        </table:table-row>
        <table:table-row table:style-name="ro2">
          <table:table-cell office:value-type="string" calcext:value-type="string">
            <text:p><text:a xlink:href="javascript:sym('01013')" xlink:type="simple">City G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91" calcext:value-type="float">
            <text:p>391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Coco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string" calcext:value-type="string">
            <text:p>...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<text:a xlink:href="javascript:sym('01203')" xlink:type="simple">Cocoa/Babonneau</text:a> (Cacoa)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86" calcext:value-type="float">
            <text:p>486</text:p>
          </table:table-cell>
          <table:table-cell office:value-type="float" office:value="1068" calcext:value-type="float">
            <text:p>1068</text:p>
          </table:table-cell>
        </table:table-row>
        <table:table-row table:style-name="ro2">
          <table:table-cell office:value-type="string" calcext:value-type="string">
            <text:p><text:a xlink:href="javascript:sym('04009')" xlink:type="simple">Colombet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javascript:sym('01014')" xlink:type="simple">Coolie Tow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20" calcext:value-type="float">
            <text:p>520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office:value-type="string" calcext:value-type="string">
            <text:p><text:a xlink:href="javascript:sym('07013')" xlink:type="simple">Coolie Tow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483" calcext:value-type="float">
            <text:p>483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table-cell office:value-type="string" calcext:value-type="string">
            <text:p><text:a xlink:href="javascript:sym('10030')" xlink:type="simple">Corinth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942" calcext:value-type="float">
            <text:p>1942</text:p>
          </table:table-cell>
          <table:table-cell office:value-type="float" office:value="1576" calcext:value-type="float">
            <text:p>1576</text:p>
          </table:table-cell>
        </table:table-row>
        <table:table-row table:style-name="ro2">
          <table:table-cell office:value-type="string" calcext:value-type="string">
            <text:p><text:a xlink:href="javascript:sym('10031')" xlink:type="simple">Corinth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74" calcext:value-type="float">
            <text:p>174</text:p>
          </table:table-cell>
          <table:table-cell office:value-type="float" office:value="1179" calcext:value-type="float">
            <text:p>1179</text:p>
          </table:table-cell>
        </table:table-row>
        <table:table-row table:style-name="ro2">
          <table:table-cell office:value-type="string" calcext:value-type="string">
            <text:p><text:a xlink:href="javascript:sym('01114')" xlink:type="simple">Coubari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<text:a xlink:href="javascript:sym('04010')" xlink:type="simple">Cressland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253" calcext:value-type="float">
            <text:p>253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office:value-type="string" calcext:value-type="string">
            <text:p><text:a xlink:href="javascript:sym('01219')" xlink:type="simple">Crownlands/Mar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13" calcext:value-type="float">
            <text:p>313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<text:a xlink:href="javascript:sym('01227')" xlink:type="simple">Cul de Sa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64" calcext:value-type="float">
            <text:p>764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<text:a xlink:href="javascript:sym('06011')" xlink:type="simple">Daba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69" calcext:value-type="float">
            <text:p>169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a xlink:href="javascript:sym('05005')" xlink:type="simple">Dacret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<text:a xlink:href="javascript:sym('01015')" xlink:type="simple">Darling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05007')" xlink:type="simple">Debreui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227" calcext:value-type="float">
            <text:p>227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<text:a xlink:href="javascript:sym('01230')" xlink:type="simple">Deglo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javascript:sym('09014')" xlink:type="simple">Delaid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05008')" xlink:type="simple">Delc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<text:a xlink:href="javascript:sym('08012')" xlink:type="simple">Delome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string" calcext:value-type="string">
            <text:p>...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<text:a xlink:href="javascript:sym('07014')" xlink:type="simple">De Maill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<text:a xlink:href="javascript:sym('09039')" xlink:type="simple">Dennery</text:a>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Dennery</text:p>
          </table:table-cell>
          <table:table-cell office:value-type="float" office:value="1249" calcext:value-type="float">
            <text:p>1249</text:p>
          </table:table-cell>
          <table:table-cell office:value-type="float" office:value="1697" calcext:value-type="float">
            <text:p>1697</text:p>
          </table:table-cell>
        </table:table-row>
        <table:table-row table:style-name="ro2">
          <table:table-cell office:value-type="string" calcext:value-type="string">
            <text:p><text:a xlink:href="javascript:sym('09010')" xlink:type="simple">Dennery Bypas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291" calcext:value-type="float">
            <text:p>291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<text:a xlink:href="javascript:sym('09011')" xlink:type="simple">Dennery Bypass/Green Mounta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<text:a xlink:href="javascript:sym('09012')" xlink:type="simple">Dennery Bypass/Rocky La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236" calcext:value-type="float">
            <text:p>236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<text:a xlink:href="javascript:sym('09013')" xlink:type="simple">Dennery Bypass/White Rock Garden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string" calcext:value-type="string">
            <text:p>...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<text:a xlink:href="javascript:sym('07003')" xlink:type="simple">Derierre Boi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222" calcext:value-type="float">
            <text:p>222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string" calcext:value-type="string">
            <text:p><text:a xlink:href="javascript:sym('01231')" xlink:type="simple">Derierre Fort/Old Victoria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47" calcext:value-type="float">
            <text:p>347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table-cell office:value-type="string" calcext:value-type="string">
            <text:p><text:a xlink:href="javascript:sym('02006')" xlink:type="simple">Derierre Lago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javascript:sym('07015')" xlink:type="simple">Derierre Mor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<text:a xlink:href="javascript:sym('09015')" xlink:type="simple">Derniere Rivie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946" calcext:value-type="float">
            <text:p>946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<text:a xlink:href="javascript:sym('09018')" xlink:type="simple">Derniere Riviere/Fond Aricien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string" calcext:value-type="string">
            <text:p>...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string" calcext:value-type="string">
            <text:p><text:a xlink:href="javascript:sym('09019')" xlink:type="simple">Derniere Riviere/Fond Peti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javascript:sym('09017')" xlink:type="simple">Derniere Riviere/Morne Caca Cochon/Mardis Gra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<text:a xlink:href="javascript:sym('09016')" xlink:type="simple">Derniere Riviere/Morne Panach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string" calcext:value-type="string">
            <text:p>...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<text:a xlink:href="javascript:sym('10034')" xlink:type="simple">Des Barra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243" calcext:value-type="float">
            <text:p>243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string" calcext:value-type="string">
            <text:p><text:a xlink:href="javascript:sym('08037')" xlink:type="simple">Des Blanch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javascript:sym('09020')" xlink:type="simple">Despinoz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string" calcext:value-type="string">
            <text:p><text:a xlink:href="javascript:sym('10091')" xlink:type="simple">Desrameaux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283" calcext:value-type="float">
            <text:p>283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string" calcext:value-type="string">
            <text:p><text:a xlink:href="javascript:sym('08013')" xlink:type="simple">Desruisseaux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1804" calcext:value-type="float">
            <text:p>1804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<text:a xlink:href="javascript:sym('04012')" xlink:type="simple">Diamond/Diamond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07025')" xlink:type="simple">Docamel/La Resour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206" calcext:value-type="float">
            <text:p>206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string" calcext:value-type="string">
            <text:p><text:a xlink:href="javascript:sym('09021')" xlink:type="simple">Dubonnai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292" calcext:value-type="float">
            <text:p>292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string" calcext:value-type="string">
            <text:p><text:a xlink:href="javascript:sym('05010')" xlink:type="simple">Dug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javascript:sym('08017')" xlink:type="simple">Dug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704" calcext:value-type="float">
            <text:p>704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<text:a xlink:href="javascript:sym('02007')" xlink:type="simple">Durandea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<text:a xlink:href="javascript:sym('07016')" xlink:type="simple">Eau Piquant/St. Urba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648" calcext:value-type="float">
            <text:p>648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string" calcext:value-type="string">
            <text:p><text:a xlink:href="javascript:sym('07042')" xlink:type="simple">En Bamboo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<text:a xlink:href="javascript:sym('08014')" xlink:type="simple">En Mango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string" calcext:value-type="string">
            <text:p>...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<text:a xlink:href="javascript:sym('01115')" xlink:type="simple">Entrep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941" calcext:value-type="float">
            <text:p>941</text:p>
          </table:table-cell>
          <table:table-cell office:value-type="float" office:value="1048" calcext:value-type="float">
            <text:p>1048</text:p>
          </table:table-cell>
        </table:table-row>
        <table:table-row table:style-name="ro2">
          <table:table-cell office:value-type="string" calcext:value-type="string">
            <text:p><text:a xlink:href="javascript:sym('08019')" xlink:type="simple">Escap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<text:a xlink:href="javascript:sym('04013')" xlink:type="simple">Esperan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<text:a xlink:href="javascript:sym('05011')" xlink:type="simple">Esperan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<text:a xlink:href="javascript:sym('04014')" xlink:type="simple">Etang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01016')" xlink:type="simple">Faux a Chau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<text:a xlink:href="javascript:sym('01220')" xlink:type="simple">Floissac/Mar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Flora Villa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naries</text:p>
          </table:table-cell>
          <table:table-cell office:value-type="string" calcext:value-type="string">
            <text:p>...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<text:a xlink:href="javascript:sym('01208')" xlink:type="simple">Fond Assa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81" calcext:value-type="float">
            <text:p>581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<text:a xlink:href="javascript:sym('06009')" xlink:type="simple">Fond Beran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<text:a xlink:href="javascript:sym('04015')" xlink:type="simple">Fond Berni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721" calcext:value-type="float">
            <text:p>721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<text:a xlink:href="javascript:sym('04016')" xlink:type="simple">Fond Caco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<text:a xlink:href="javascript:sym('01232')" xlink:type="simple">Fond Cani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90" calcext:value-type="float">
            <text:p>190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<text:a xlink:href="javascript:sym('07043')" xlink:type="simple">Fond Capech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<text:a xlink:href="javascript:sym('08015')" xlink:type="simple">Fond/Desruisseaux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65" calcext:value-type="float">
            <text:p>6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<text:a xlink:href="javascript:sym('08018')" xlink:type="simple">Fond d'Or/Dug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48" calcext:value-type="float">
            <text:p>48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string" calcext:value-type="string">
            <text:p><text:a xlink:href="javascript:sym('04039')" xlink:type="simple">Fond Gens Lib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<text:a xlink:href="javascript:sym('01017')" xlink:type="simple">Fond Mang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45" calcext:value-type="float">
            <text:p>245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string" calcext:value-type="string">
            <text:p><text:a xlink:href="javascript:sym('07018')" xlink:type="simple">Fond Sab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<text:a xlink:href="javascript:sym('01233')" xlink:type="simple">Forestie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839" calcext:value-type="float">
            <text:p>839</text:p>
          </table:table-cell>
          <table:table-cell office:value-type="float" office:value="1003" calcext:value-type="float">
            <text:p>1003</text:p>
          </table:table-cell>
        </table:table-row>
        <table:table-row table:style-name="ro2">
          <table:table-cell office:value-type="string" calcext:value-type="string">
            <text:p><text:a xlink:href="javascript:sym('05013')" xlink:type="simple">Francio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<text:a xlink:href="javascript:sym('09023')" xlink:type="simple">Gadet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671" calcext:value-type="float">
            <text:p>671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string" calcext:value-type="string">
            <text:p><text:a xlink:href="javascript:sym('10036')" xlink:type="simple">Garran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869" calcext:value-type="float">
            <text:p>869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office:value-type="string" calcext:value-type="string">
            <text:p><text:a xlink:href="javascript:sym('06013')" xlink:type="simple">Gayaboi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06014')" xlink:type="simple">Genti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<text:a xlink:href="javascript:sym('01126')" xlink:type="simple">George Charles Boulev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<text:a xlink:href="javascript:sym('01122')" xlink:type="simple">George Vi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17" calcext:value-type="float">
            <text:p>117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<text:a xlink:href="javascript:sym('06015')" xlink:type="simple">Getri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Girau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38" calcext:value-type="float">
            <text:p>638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<text:a xlink:href="javascript:sym('06016')" xlink:type="simple">Girau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<text:a xlink:href="javascript:sym('08007')" xlink:type="simple">Gomi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javascript:sym('01234')" xlink:type="simple">Goodland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014" calcext:value-type="float">
            <text:p>1014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string" calcext:value-type="string">
            <text:p><text:a xlink:href="javascript:sym('07019')" xlink:type="simple">Gra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1008" calcext:value-type="float">
            <text:p>1008</text:p>
          </table:table-cell>
          <table:table-cell office:value-type="float" office:value="844" calcext:value-type="float">
            <text:p>844</text:p>
          </table:table-cell>
        </table:table-row>
        <table:table-row table:style-name="ro2">
          <table:table-cell office:value-type="string" calcext:value-type="string">
            <text:p><text:a xlink:href="javascript:sym('09024')" xlink:type="simple">Grande Ravi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697" calcext:value-type="float">
            <text:p>697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<text:a xlink:href="javascript:sym('09025')" xlink:type="simple">Grande Rivie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514" calcext:value-type="float">
            <text:p>514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'10037')" xlink:type="simple">Grande Rivière</text:a>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Gros Islet</text:p>
          </table:table-cell>
          <table:table-cell office:value-type="float" office:value="1225" calcext:value-type="float">
            <text:p>1225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string" calcext:value-type="string">
            <text:p><text:a xlink:href="javascript:sym('10038')" xlink:type="simple">Grande Riviere/Assou Cana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</table:table-row>
        <table:table-row table:style-name="ro2">
          <table:table-cell office:value-type="string" calcext:value-type="string">
            <text:p><text:a xlink:href="javascript:sym('10046')" xlink:type="simple">Grande Riviere/Degaz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string" calcext:value-type="string">
            <text:p>..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<text:a xlink:href="javascript:sym('09026')" xlink:type="simple">Grande Riviere/Des Branch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string" calcext:value-type="string">
            <text:p>...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09027')" xlink:type="simple">Grande Riviere/Discompere/En Leur Mor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javascript:sym('09028')" xlink:type="simple">Grande Riviere/Funi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string" calcext:value-type="string">
            <text:p>...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<text:a xlink:href="javascript:sym('10039')" xlink:type="simple">Grande Riviere/Inglewood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09029')" xlink:type="simple">Grande Riviere/Morne Caca Coch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string" calcext:value-type="string">
            <text:p>...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<text:a xlink:href="javascript:sym('10041')" xlink:type="simple">Grande Riviere/Morne Serpen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string" calcext:value-type="string">
            <text:p>...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<text:a xlink:href="javascript:sym('10042')" xlink:type="simple">Grande Riviere/Nober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<text:a xlink:href="javascript:sym('10043')" xlink:type="simple">Grande Riviere/Pia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711" calcext:value-type="float">
            <text:p>711</text:p>
          </table:table-cell>
          <table:table-cell office:value-type="float" office:value="889" calcext:value-type="float">
            <text:p>889</text:p>
          </table:table-cell>
        </table:table-row>
        <table:table-row table:style-name="ro2">
          <table:table-cell office:value-type="string" calcext:value-type="string">
            <text:p><text:a xlink:href="javascript:sym('10044')" xlink:type="simple">Grande Riviere/White Rock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43" calcext:value-type="float">
            <text:p>143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01010')" xlink:type="simple">Grass Stree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<text:a xlink:href="javascript:sym('01205')" xlink:type="simple">Green Gol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82" calcext:value-type="float">
            <text:p>182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Gros Islet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string" calcext:value-type="string">
            <text:p>...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<text:a xlink:href="javascript:sym('10084')" xlink:type="simple">Gros Isle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Gros Islet</text:p>
          </table:table-cell>
          <table:table-cell office:value-type="float" office:value="807" calcext:value-type="float">
            <text:p>807</text:p>
          </table:table-cell>
          <table:table-cell office:value-type="float" office:value="981" calcext:value-type="float">
            <text:p>981</text:p>
          </table:table-cell>
        </table:table-row>
        <table:table-row table:style-name="ro2">
          <table:table-cell office:value-type="string" calcext:value-type="string">
            <text:p><text:a xlink:href="javascript:sym('10085')" xlink:type="simple">Gros Islet/Edge Wat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<text:a xlink:href="javascript:sym('01235')" xlink:type="simple">Guesnea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68" calcext:value-type="float">
            <text:p>268</text:p>
          </table:table-cell>
          <table:table-cell office:value-type="float" office:value="234" calcext:value-type="float">
            <text:p>234</text:p>
          </table:table-cell>
        </table:table-row>
        <table:table-row table:style-name="ro3">
          <table:table-cell office:value-type="string" calcext:value-type="string">
            <text:p>Guesneau/Malo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...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<text:a xlink:href="javascript:sym('06017')" xlink:type="simple">H'Ere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<text:a xlink:href="javascript:sym('07023')" xlink:type="simple">Hewanorra Orch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92" calcext:value-type="float">
            <text:p>92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office:value-type="string" calcext:value-type="string">
            <text:p><text:a xlink:href="javascript:sym('01206')" xlink:type="simple">Hill 20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43" calcext:value-type="float">
            <text:p>343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string" calcext:value-type="string">
            <text:p><text:a xlink:href="javascript:sym('01133')" xlink:type="simple">Hillcrest Garden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<text:a xlink:href="javascript:sym('07021')" xlink:type="simple">Hope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<text:a xlink:href="javascript:sym('01018')" xlink:type="simple">Hospital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60" calcext:value-type="float">
            <text:p>560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<text:a xlink:href="javascript:sym('01116')" xlink:type="simple">Independence Cit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89" calcext:value-type="float">
            <text:p>389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table-cell office:value-type="string" calcext:value-type="string">
            <text:p><text:a xlink:href="javascript:sym('05014')" xlink:type="simple">Industr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249" calcext:value-type="float">
            <text:p>249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<text:a xlink:href="javascript:sym('02008')" xlink:type="simple">Invorgoil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<text:a xlink:href="javascript:sym('02009')" xlink:type="simple">Jacme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<text:a xlink:href="javascript:sym('02010')" xlink:type="simple">Jean Baptis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06032')" xlink:type="simple">Kennedy Highwa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</table:table-row>
        <table:table-row table:style-name="ro3">
          <table:table-cell office:value-type="string" calcext:value-type="string">
            <text:p><text:a xlink:href="javascript:sym('01217')" xlink:type="simple">L'Abbayée</text:a> (Labayee)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18" calcext:value-type="float">
            <text:p>618</text:p>
          </table:table-cell>
          <table:table-cell office:value-type="float" office:value="1355" calcext:value-type="float">
            <text:p>1355</text:p>
          </table:table-cell>
        </table:table-row>
        <table:table-row table:style-name="ro2">
          <table:table-cell office:value-type="string" calcext:value-type="string">
            <text:p><text:a xlink:href="javascript:sym('06031')" xlink:type="simple">Laborie</text:a>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Laborie</text:p>
          </table:table-cell>
          <table:table-cell office:value-type="float" office:value="1077" calcext:value-type="float">
            <text:p>1077</text:p>
          </table:table-cell>
          <table:table-cell office:value-type="float" office:value="2401" calcext:value-type="float">
            <text:p>2401</text:p>
          </table:table-cell>
        </table:table-row>
        <table:table-row table:style-name="ro2">
          <table:table-cell office:value-type="string" calcext:value-type="string">
            <text:p><text:a xlink:href="javascript:sym('09030')" xlink:type="simple">La Cay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804" calcext:value-type="float">
            <text:p>804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<text:a xlink:href="javascript:sym('01117')" xlink:type="simple">La Cler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475" calcext:value-type="float">
            <text:p>1475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string" calcext:value-type="string">
            <text:p><text:a xlink:href="javascript:sym('08021')" xlink:type="simple">La Courvi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313" calcext:value-type="float">
            <text:p>313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<text:a xlink:href="javascript:sym('10047')" xlink:type="simple">La Croix Chaubourg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50" calcext:value-type="float">
            <text:p>150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<text:a xlink:href="javascript:sym('01238')" xlink:type="simple">La Croix Maing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73" calcext:value-type="float">
            <text:p>773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<text:a xlink:href="javascript:sym('05015')" xlink:type="simple">La Fargu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597" calcext:value-type="float">
            <text:p>597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string" calcext:value-type="string">
            <text:p><text:a xlink:href="javascript:sym('10048')" xlink:type="simple">La Guer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802" calcext:value-type="float">
            <text:p>802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<text:a xlink:href="javascript:sym('06018')" xlink:type="simple">La Hau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<text:a xlink:href="javascript:sym('08045')" xlink:type="simple">La Hau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<text:a xlink:href="javascript:sym('05017')" xlink:type="simple">Lamaz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222" calcext:value-type="float">
            <text:p>222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<text:a xlink:href="javascript:sym('01142')" xlink:type="simple">L'Anse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61" calcext:value-type="float">
            <text:p>361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string" calcext:value-type="string">
            <text:p><text:a xlink:href="javascript:sym('01121')" xlink:type="simple">La Panse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09" calcext:value-type="float">
            <text:p>509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string" calcext:value-type="string">
            <text:p><text:a xlink:href="javascript:sym('09031')" xlink:type="simple">La Pe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177" calcext:value-type="float">
            <text:p>177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<text:a xlink:href="javascript:sym('06019')" xlink:type="simple">La Per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<text:a xlink:href="javascript:sym('05016')" xlink:type="simple">La Poin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279" calcext:value-type="float">
            <text:p>279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string" calcext:value-type="string">
            <text:p><text:a xlink:href="javascript:sym('08022')" xlink:type="simple">La Poin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932" calcext:value-type="float">
            <text:p>932</text:p>
          </table:table-cell>
          <table:table-cell office:value-type="float" office:value="1274" calcext:value-type="float">
            <text:p>1274</text:p>
          </table:table-cell>
        </table:table-row>
        <table:table-row table:style-name="ro2">
          <table:table-cell office:value-type="string" calcext:value-type="string">
            <text:p><text:a xlink:href="javascript:sym('09040')" xlink:type="simple">La Poin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1011" calcext:value-type="float">
            <text:p>1011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office:value-type="string" calcext:value-type="string">
            <text:p><text:a xlink:href="javascript:sym('07024')" xlink:type="simple">La Resour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</table:table-row>
        <table:table-row table:style-name="ro2">
          <table:table-cell office:value-type="string" calcext:value-type="string">
            <text:p><text:a xlink:href="javascript:sym('09032')" xlink:type="simple">La Ressour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239" calcext:value-type="float">
            <text:p>239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string" calcext:value-type="string">
            <text:p><text:a xlink:href="javascript:sym('07026')" xlink:type="simple">La Retrai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<text:a xlink:href="javascript:sym('01021')" xlink:type="simple">Lastic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60" calcext:value-type="float">
            <text:p>460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01020')" xlink:type="simple">La To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71" calcext:value-type="float">
            <text:p>571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<text:a xlink:href="javascript:sym('07028')" xlink:type="simple">La Tourne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<text:a xlink:href="javascript:sym('07027')" xlink:type="simple">La Tourney/Cedar Height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1392" calcext:value-type="float">
            <text:p>1392</text:p>
          </table:table-cell>
          <table:table-cell office:value-type="float" office:value="1253" calcext:value-type="float">
            <text:p>1253</text:p>
          </table:table-cell>
        </table:table-row>
        <table:table-row table:style-name="ro2">
          <table:table-cell office:value-type="string" calcext:value-type="string">
            <text:p><text:a xlink:href="javascript:sym('08023')" xlink:type="simple">L'Eau Minea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05018')" xlink:type="simple">Le Rich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<text:a xlink:href="javascript:sym('01123')" xlink:type="simple">Leslie Lan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23" calcext:value-type="float">
            <text:p>323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08009')" xlink:type="simple">Lez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91" calcext:value-type="float">
            <text:p>91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string" calcext:value-type="string">
            <text:p><text:a xlink:href="javascript:sym('10050')" xlink:type="simple">L'Hermita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<text:a xlink:href="javascript:sym('08024')" xlink:type="simple">Lomb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361" calcext:value-type="float">
            <text:p>361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string" calcext:value-type="string">
            <text:p><text:a xlink:href="javascript:sym('06020')" xlink:type="simple">Londonderr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260" calcext:value-type="float">
            <text:p>260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08016')" xlink:type="simple">London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string" calcext:value-type="string">
            <text:p><text:a xlink:href="javascript:sym('09033')" xlink:type="simple">Lumie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<text:a xlink:href="javascript:sym('06021')" xlink:type="simple">Macdome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<text:a xlink:href="javascript:sym('08027')" xlink:type="simple">Mamik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01218')" xlink:type="simple">Mar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807" calcext:value-type="float">
            <text:p>807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string" calcext:value-type="string">
            <text:p><text:a xlink:href="javascript:sym('01124')" xlink:type="simple">Marchan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43" calcext:value-type="float">
            <text:p>743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office:value-type="string" calcext:value-type="string">
            <text:p><text:a xlink:href="javascript:sym('01242')" xlink:type="simple">Marig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92" calcext:value-type="float">
            <text:p>79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<text:a xlink:href="javascript:sym('10051')" xlink:type="simple">Marisu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216" calcext:value-type="float">
            <text:p>1216</text:p>
          </table:table-cell>
          <table:table-cell office:value-type="float" office:value="837" calcext:value-type="float">
            <text:p>837</text:p>
          </table:table-cell>
        </table:table-row>
        <table:table-row table:style-name="ro2">
          <table:table-cell office:value-type="string" calcext:value-type="string">
            <text:p><text:a xlink:href="javascript:sym('10052')" xlink:type="simple">Marisule/Bon Ai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429" calcext:value-type="float">
            <text:p>429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string" calcext:value-type="string">
            <text:p><text:a xlink:href="javascript:sym('10053')" xlink:type="simple">Marisule/East Wind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<text:a xlink:href="javascript:sym('10054')" xlink:type="simple">Marisule/Top of the World/Belle Vi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javascript:sym('05019')" xlink:type="simple">Mart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<text:a xlink:href="javascript:sym('02011')" xlink:type="simple">Massac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<text:a xlink:href="javascript:sym('10058')" xlink:type="simple">Massad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684" calcext:value-type="float">
            <text:p>684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<text:a xlink:href="javascript:sym('01127')" xlink:type="simple">Maynard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81" calcext:value-type="float">
            <text:p>581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office:value-type="string" calcext:value-type="string">
            <text:p><text:a xlink:href="javascript:sym('08040')" xlink:type="simple">Micoud</text:a>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icoud</text:p>
          </table:table-cell>
          <table:table-cell office:value-type="float" office:value="2408" calcext:value-type="float">
            <text:p>2408</text:p>
          </table:table-cell>
          <table:table-cell office:value-type="float" office:value="2131" calcext:value-type="float">
            <text:p>2131</text:p>
          </table:table-cell>
        </table:table-row>
        <table:table-row table:style-name="ro2">
          <table:table-cell office:value-type="string" calcext:value-type="string">
            <text:p><text:a xlink:href="javascript:sym('04019')" xlink:type="simple">Mign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string" calcext:value-type="string">
            <text:p>...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<text:a xlink:href="javascript:sym('02012')" xlink:type="simple">Mille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javascript:sym('04020')" xlink:type="simple">Moch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<text:a xlink:href="javascript:sym('10059')" xlink:type="simple">Monch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798" calcext:value-type="float">
            <text:p>798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string" calcext:value-type="string">
            <text:p><text:a xlink:href="javascript:sym('10060')" xlink:type="simple">Monchy/Careff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68" calcext:value-type="float">
            <text:p>168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<text:a xlink:href="javascript:sym('10061')" xlink:type="simple">Monchy/Cletus Villa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javascript:sym('10062')" xlink:type="simple">Monchy/La Bor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office:value-type="string" calcext:value-type="string">
            <text:p><text:a xlink:href="javascript:sym('10063')" xlink:type="simple">Monchy/La Borne/San Souci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string" calcext:value-type="string">
            <text:p>...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10064')" xlink:type="simple">Monchy/La Feui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string" calcext:value-type="string">
            <text:p><text:a xlink:href="javascript:sym('10073')" xlink:type="simple">Monchy/Malgretou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10067')" xlink:type="simple">Monchy/Moulin a Ven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324" calcext:value-type="float">
            <text:p>32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javascript:sym('10075')" xlink:type="simple">Monchy/Mount Laya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string" calcext:value-type="string">
            <text:p>...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javascript:sym('10068')" xlink:type="simple">Monchy/Ravine Macock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33" calcext:value-type="float">
            <text:p>133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10066')" xlink:type="simple">Monchy/Riviere Mita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788" calcext:value-type="float">
            <text:p>788</text:p>
          </table:table-cell>
          <table:table-cell office:value-type="float" office:value="1013" calcext:value-type="float">
            <text:p>1013</text:p>
          </table:table-cell>
        </table:table-row>
        <table:table-row table:style-name="ro2">
          <table:table-cell office:value-type="string" calcext:value-type="string">
            <text:p><text:a xlink:href="javascript:sym('10069')" xlink:type="simple">Monchy/Ti Dauph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10070')" xlink:type="simple">Monchy/Vieux Sucrei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10" calcext:value-type="float">
            <text:p>11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<text:a xlink:href="javascript:sym('10072')" xlink:type="simple">Monchy/Vieux Sucreic/Bois d'Ind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10071')" xlink:type="simple">Monchy/Vieux Sucreic/Careffe Garden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<text:a xlink:href="javascript:sym('10076')" xlink:type="simple">Mongirau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726" calcext:value-type="float">
            <text:p>726</text:p>
          </table:table-cell>
          <table:table-cell office:value-type="float" office:value="718" calcext:value-type="float">
            <text:p>718</text:p>
          </table:table-cell>
        </table:table-row>
        <table:table-row table:style-name="ro2">
          <table:table-cell office:value-type="string" calcext:value-type="string">
            <text:p><text:a xlink:href="javascript:sym('05020')" xlink:type="simple">Mongou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321" calcext:value-type="float">
            <text:p>321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office:value-type="string" calcext:value-type="string">
            <text:p><text:a xlink:href="javascript:sym('10077')" xlink:type="simple">Moni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table:number-columns-repeated="2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<text:a xlink:href="javascript:sym('08028')" xlink:type="simple">Mon Repo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1157" calcext:value-type="float">
            <text:p>1157</text:p>
          </table:table-cell>
          <table:table-cell office:value-type="float" office:value="1212" calcext:value-type="float">
            <text:p>1212</text:p>
          </table:table-cell>
        </table:table-row>
        <table:table-row table:style-name="ro2">
          <table:table-cell office:value-type="string" calcext:value-type="string">
            <text:p><text:a xlink:href="javascript:sym('05022')" xlink:type="simple">Monzi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javascript:sym('01209')" xlink:type="simple">Morne Assa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<text:a xlink:href="javascript:sym('07030')" xlink:type="simple">Morne Cayen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585" calcext:value-type="float">
            <text:p>585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<text:a xlink:href="javascript:sym('02015')" xlink:type="simple">Morne Ciseaux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<text:a xlink:href="javascript:sym('10092')" xlink:type="simple">Morne Cit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<text:a xlink:href="javascript:sym('02016')" xlink:type="simple">Morne d'O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<text:a xlink:href="javascript:sym('01129')" xlink:type="simple">Morne du D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461" calcext:value-type="float">
            <text:p>1461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table-cell office:value-type="string" calcext:value-type="string">
            <text:p><text:a xlink:href="javascript:sym('01213')" xlink:type="simple">Morne du Don/Balat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62" calcext:value-type="float">
            <text:p>762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Morne du Don/Black Stars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...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<text:a xlink:href="javascript:sym('06022')" xlink:type="simple">Morne Gomi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<text:a xlink:href="javascript:sym('05023')" xlink:type="simple">Morne Jacque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04022')" xlink:type="simple">Morne la Croix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06023')" xlink:type="simple">Morne le Blanc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javascript:sym('09034')" xlink:type="simple">Morne Panach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395" calcext:value-type="float">
            <text:p>395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string" calcext:value-type="string">
            <text:p><text:a xlink:href="javascript:sym('06024')" xlink:type="simple">Morne Pau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<text:a xlink:href="javascript:sym('01134')" xlink:type="simple">Morne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53" calcext:value-type="float">
            <text:p>153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<text:a xlink:href="javascript:sym('05024')" xlink:type="simple">Morne Si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371" calcext:value-type="float">
            <text:p>371</text:p>
          </table:table-cell>
          <table:table-cell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<text:a xlink:href="javascript:sym('07031')" xlink:type="simple">Morne Ver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javascript:sym('08010')" xlink:type="simple">Morne Vien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215" calcext:value-type="float">
            <text:p>215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<text:a xlink:href="javascript:sym('08029')" xlink:type="simple">Myette Garden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<text:a xlink:href="javascript:sym('04023')" xlink:type="simple">New Developmen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187" calcext:value-type="float">
            <text:p>1187</text:p>
          </table:table-cell>
          <table:table-cell office:value-type="float" office:value="1168" calcext:value-type="float">
            <text:p>1168</text:p>
          </table:table-cell>
        </table:table-row>
        <table:table-row table:style-name="ro2">
          <table:table-cell office:value-type="string" calcext:value-type="string">
            <text:p><text:a xlink:href="javascript:sym('05012')" xlink:type="simple">New Field/Fiet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<text:a xlink:href="javascript:sym('01022')" xlink:type="simple">New Villa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<text:a xlink:href="javascript:sym('08030')" xlink:type="simple">New Villa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237" calcext:value-type="float">
            <text:p>237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<text:a xlink:href="javascript:sym('07004')" xlink:type="simple">Obri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<text:a xlink:href="javascript:sym('01223')" xlink:type="simple">Odsa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90" calcext:value-type="float">
            <text:p>790</text:p>
          </table:table-cell>
          <table:table-cell office:value-type="float" office:value="723" calcext:value-type="float">
            <text:p>723</text:p>
          </table:table-cell>
        </table:table-row>
        <table:table-row table:style-name="ro2">
          <table:table-cell office:value-type="string" calcext:value-type="string">
            <text:p><text:a xlink:href="javascript:sym('06025')" xlink:type="simple">Olibo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</table:table-row>
        <table:table-row table:style-name="ro3">
          <table:table-cell office:value-type="string" calcext:value-type="string">
            <text:p>Over The Bridg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string" calcext:value-type="string">
            <text:p>...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<text:a xlink:href="javascript:sym('08038')" xlink:type="simple">Paix Bouch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<text:a xlink:href="javascript:sym('10004')" xlink:type="simple">Paix Bouch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320" calcext:value-type="float">
            <text:p>320</text:p>
          </table:table-cell>
          <table:table-cell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<text:a xlink:href="javascript:sym('04024')" xlink:type="simple">Palmis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523" calcext:value-type="float">
            <text:p>523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string" calcext:value-type="string">
            <text:p><text:a xlink:href="javascript:sym('06026')" xlink:type="simple">Parc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<text:a xlink:href="javascript:sym('01136')" xlink:type="simple">Parker's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<text:a xlink:href="javascript:sym('08031')" xlink:type="simple">Patien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string" calcext:value-type="string">
            <text:p><text:a xlink:href="javascript:sym('01023')" xlink:type="simple">Patterson's Gap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31" calcext:value-type="float">
            <text:p>231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<text:a xlink:href="javascript:sym('01024')" xlink:type="simple">Pave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811" calcext:value-type="float">
            <text:p>811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string" calcext:value-type="string">
            <text:p><text:a xlink:href="javascript:sym('01011')" xlink:type="simple">Peart's Gap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'01241')" xlink:type="simple">Pero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javascript:sym('06027')" xlink:type="simple">Piay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635" calcext:value-type="float">
            <text:p>635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<text:a xlink:href="javascript:sym('07032')" xlink:type="simple">Pierr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966" calcext:value-type="float">
            <text:p>966</text:p>
          </table:table-cell>
          <table:table-cell office:value-type="float" office:value="1457" calcext:value-type="float">
            <text:p>1457</text:p>
          </table:table-cell>
        </table:table-row>
        <table:table-row table:style-name="ro2">
          <table:table-cell office:value-type="string" calcext:value-type="string">
            <text:p><text:a xlink:href="javascript:sym('10078')" xlink:type="simple">Platea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576" calcext:value-type="float">
            <text:p>576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<text:a xlink:href="javascript:sym('07035')" xlink:type="simple">Pomm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231" calcext:value-type="float">
            <text:p>231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<text:a xlink:href="javascript:sym('05026')" xlink:type="simple">Pony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08033')" xlink:type="simple">Prasli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412" calcext:value-type="float">
            <text:p>412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<text:a xlink:href="javascript:sym('05027')" xlink:type="simple">Ravenea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140" calcext:value-type="float">
            <text:p>140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<text:a xlink:href="javascript:sym('01109')" xlink:type="simple">Ravine Chab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17" calcext:value-type="float">
            <text:p>517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string" calcext:value-type="string">
            <text:p><text:a xlink:href="javascript:sym('04026')" xlink:type="simple">Ravine Clai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184" calcext:value-type="float">
            <text:p>184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<text:a xlink:href="javascript:sym('01224')" xlink:type="simple">Ravine Poiss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30" calcext:value-type="float">
            <text:p>63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<text:a xlink:href="javascript:sym('01138')" xlink:type="simple">Ravine Toutere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javascript:sym('10079')" xlink:type="simple">Redui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<text:a xlink:href="javascript:sym('10080')" xlink:type="simple">Reduit Orch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289" calcext:value-type="float">
            <text:p>289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<text:a xlink:href="javascript:sym('10081')" xlink:type="simple">Reduit Park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<text:a xlink:href="javascript:sym('01244')" xlink:type="simple">Resin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06" calcext:value-type="float">
            <text:p>406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<text:a xlink:href="javascript:sym('05028')" xlink:type="simple">Reuni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323" calcext:value-type="float">
            <text:p>323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string" calcext:value-type="string">
            <text:p><text:a xlink:href="javascript:sym('09035')" xlink:type="simple">Richfon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506" calcext:value-type="float">
            <text:p>506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<text:a xlink:href="javascript:sym('09036')" xlink:type="simple">Richfond/La Belle Vi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<text:a xlink:href="javascript:sym('09037')" xlink:type="simple">Richfond/New Villa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<text:a xlink:href="javascript:sym('05029')" xlink:type="simple">River Dore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117" calcext:value-type="float">
            <text:p>117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<text:a xlink:href="javascript:sym('03009')" xlink:type="simple">Riverside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naries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string" calcext:value-type="string">
            <text:p><text:a xlink:href="javascript:sym('05030')" xlink:type="simple">Robl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222" calcext:value-type="float">
            <text:p>222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01137')" xlink:type="simple">Rock Ha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805" calcext:value-type="float">
            <text:p>805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office:value-type="string" calcext:value-type="string">
            <text:p><text:a xlink:href="javascript:sym('10082')" xlink:type="simple">Rodney Ba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349" calcext:value-type="float">
            <text:p>349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string" calcext:value-type="string">
            <text:p><text:a xlink:href="javascript:sym('10083')" xlink:type="simple">Rodney Height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table-cell office:value-type="string" calcext:value-type="string">
            <text:p><text:a xlink:href="javascript:sym('02017')" xlink:type="simple">Roseau Valle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234" calcext:value-type="float">
            <text:p>234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<text:a xlink:href="javascript:sym('01025')" xlink:type="simple">Rose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10" calcext:value-type="float">
            <text:p>510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<text:a xlink:href="javascript:sym('08035')" xlink:type="simple">Saint Marie Roa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string" calcext:value-type="string">
            <text:p>...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<text:a xlink:href="javascript:sym('06028')" xlink:type="simple">Saltibu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470" calcext:value-type="float">
            <text:p>470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<text:a xlink:href="javascript:sym('01226')" xlink:type="simple">Sand de Feu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20" calcext:value-type="float">
            <text:p>22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<text:a xlink:href="javascript:sym('01141')" xlink:type="simple">San Souci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14" calcext:value-type="float">
            <text:p>614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string" calcext:value-type="string">
            <text:p><text:a xlink:href="javascript:sym('04028')" xlink:type="simple">Saphi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javascript:sym('06029')" xlink:type="simple">Saphir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borie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<text:a xlink:href="javascript:sym('01225')" xlink:type="simple">Saro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993" calcext:value-type="float">
            <text:p>993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office:value-type="string" calcext:value-type="string">
            <text:p><text:a xlink:href="javascript:sym('05031')" xlink:type="simple">Sauza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<text:a xlink:href="javascript:sym('08034')" xlink:type="simple">Savanne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729" calcext:value-type="float">
            <text:p>72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javascript:sym('05034')" xlink:type="simple">Savannes George/Constitution Park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<text:a xlink:href="javascript:sym('01229')" xlink:type="simple">Souci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...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string" calcext:value-type="string">
            <text:p><text:a xlink:href="javascript:sym('04034')" xlink:type="simple">Soufrièr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oufrière</text:p>
          </table:table-cell>
          <table:table-cell office:value-type="float" office:value="1791" calcext:value-type="float">
            <text:p>1791</text:p>
          </table:table-cell>
          <table:table-cell office:value-type="float" office:value="1771" calcext:value-type="float">
            <text:p>1771</text:p>
          </table:table-cell>
        </table:table-row>
        <table:table-row table:style-name="ro2">
          <table:table-cell office:value-type="string" calcext:value-type="string">
            <text:p><text:a xlink:href="javascript:sym('08042')" xlink:type="simple">St. Helen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<text:a xlink:href="javascript:sym('07037')" xlink:type="simple">St. Jude's Highway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<text:a xlink:href="javascript:sym('02018')" xlink:type="simple">St. Lawren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javascript:sym('02019')" xlink:type="simple">St. Lawrence Estat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<text:a xlink:href="javascript:sym('04030')" xlink:type="simple">St. Phillip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551" calcext:value-type="float">
            <text:p>55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<text:a xlink:href="javascript:sym('04031')" xlink:type="simple">Sulphur Spring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'01143')" xlink:type="simple">Summersda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<text:a xlink:href="javascript:sym('01008')" xlink:type="simple">Sunbil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28" calcext:value-type="float">
            <text:p>628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<text:a xlink:href="javascript:sym('01144')" xlink:type="simple">Sunny Acre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86" calcext:value-type="float">
            <text:p>386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string" calcext:value-type="string">
            <text:p><text:a xlink:href="javascript:sym('01210')" xlink:type="simple">Talver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24" calcext:value-type="float">
            <text:p>524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string" calcext:value-type="string">
            <text:p><text:a xlink:href="javascript:sym('01145')" xlink:type="simple">Tapi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<text:a xlink:href="javascript:sym('02014')" xlink:type="simple">Tete Chemin/Mille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602" calcext:value-type="float">
            <text:p>602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string" calcext:value-type="string">
            <text:p><text:a xlink:href="javascript:sym('07033')" xlink:type="simple">Tete Morne/Morne Andrew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01146')" xlink:type="simple">The Mor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402" calcext:value-type="float">
            <text:p>1402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<text:a xlink:href="javascript:sym('09038')" xlink:type="simple">Thomazo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nnery</text:p>
          </table:table-cell>
          <table:table-cell office:value-type="float" office:value="55" calcext:value-type="float">
            <text:p>55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<text:a xlink:href="javascript:sym('04032')" xlink:type="simple">Ti Boug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21" calcext:value-type="float">
            <text:p>21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string" calcext:value-type="string">
            <text:p><text:a xlink:href="javascript:sym('01246')" xlink:type="simple">Ti Col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36" calcext:value-type="float">
            <text:p>336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<text:a xlink:href="javascript:sym('01247')" xlink:type="simple">Ti Roch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636" calcext:value-type="float">
            <text:p>636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<text:a xlink:href="javascript:sym('08036')" xlink:type="simple">Ti Rocher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1159" calcext:value-type="float">
            <text:p>1159</text:p>
          </table:table-cell>
          <table:table-cell office:value-type="float" office:value="1371" calcext:value-type="float">
            <text:p>1371</text:p>
          </table:table-cell>
        </table:table-row>
        <table:table-row table:style-name="ro2">
          <table:table-cell office:value-type="string" calcext:value-type="string">
            <text:p><text:a xlink:href="javascript:sym('04033')" xlink:type="simple">Torai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javascript:sym('01248')" xlink:type="simple">Tourat/Souci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...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01249')" xlink:type="simple">Trois Pit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53" calcext:value-type="float">
            <text:p>453</text:p>
          </table:table-cell>
          <table:table-cell office:value-type="float" office:value="515" calcext:value-type="float">
            <text:p>515</text:p>
          </table:table-cell>
        </table:table-row>
        <table:table-row table:style-name="ro2">
          <table:table-cell office:value-type="string" calcext:value-type="string">
            <text:p><text:a xlink:href="javascript:sym('01128')" xlink:type="simple">Trou Roug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62" calcext:value-type="float">
            <text:p>262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<text:a xlink:href="javascript:sym('10013')" xlink:type="simple">Trouy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439" calcext:value-type="float">
            <text:p>439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<text:a xlink:href="javascript:sym('10086')" xlink:type="simple">Uni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javascript:sym('01140')" xlink:type="simple">Union/Blacksto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...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javascript:sym('01139')" xlink:type="simple">Union/Hilltop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...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<text:a xlink:href="javascript:sym('10087')" xlink:type="simple">Union Terrac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<text:a xlink:href="javascript:sym('10088')" xlink:type="simple">Union/Ti Morn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ros Islet</text:p>
          </table:table-cell>
          <table:table-cell office:value-type="float" office:value="813" calcext:value-type="float">
            <text:p>813</text:p>
          </table:table-cell>
          <table:table-cell office:value-type="float" office:value="793" calcext:value-type="float">
            <text:p>793</text:p>
          </table:table-cell>
        </table:table-row>
        <table:table-row table:style-name="ro2">
          <table:table-cell office:value-type="string" calcext:value-type="string">
            <text:p><text:a xlink:href="javascript:sym('02020')" xlink:type="simple">Van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696" calcext:value-type="float">
            <text:p>696</text:p>
          </table:table-cell>
          <table:table-cell office:value-type="float" office:value="637" calcext:value-type="float">
            <text:p>637</text:p>
          </table:table-cell>
        </table:table-row>
        <table:table-row table:style-name="ro2">
          <table:table-cell office:value-type="string" calcext:value-type="string">
            <text:p><text:a xlink:href="javascript:sym('02021')" xlink:type="simple">Venu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se-la-Raye</text:p>
          </table:table-cell>
          <table:table-cell office:value-type="float" office:value="201" calcext:value-type="float">
            <text:p>201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<text:a xlink:href="javascript:sym('07040')" xlink:type="simple">Viance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<text:a xlink:href="javascript:sym('05032')" xlink:type="simple">Victoria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oiseul</text:p>
          </table:table-cell>
          <table:table-cell office:value-type="float" office:value="327" calcext:value-type="float">
            <text:p>32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<text:a xlink:href="javascript:sym('01148')" xlink:type="simple">Vide Bouteill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531" calcext:value-type="float">
            <text:p>531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<text:a xlink:href="javascript:sym('07038')" xlink:type="simple">Vieux For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ieux Fort</text:p>
          </table:table-cell>
          <table:table-cell office:value-type="float" office:value="1456" calcext:value-type="float">
            <text:p>1456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<text:a xlink:href="javascript:sym('07041')" xlink:type="simple">Vigé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<text:a xlink:href="javascript:sym('01149')" xlink:type="simple">Vigi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288" calcext:value-type="float">
            <text:p>288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string" calcext:value-type="string">
            <text:p><text:a xlink:href="javascript:sym('08041')" xlink:type="simple">Volet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icoud</text:p>
          </table:table-cell>
          <table:table-cell office:value-type="float" office:value="160" calcext:value-type="float">
            <text:p>160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<text:a xlink:href="javascript:sym('01026')" xlink:type="simple">Waterwork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412" calcext:value-type="float">
            <text:p>412</text:p>
          </table:table-cell>
          <table:table-cell office:value-type="float" office:value="487" calcext:value-type="float">
            <text:p>487</text:p>
          </table:table-cell>
        </table:table-row>
        <table:table-row table:style-name="ro3">
          <table:table-cell office:value-type="string" calcext:value-type="string">
            <text:p>Waterworks/La Cou Dou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<text:a xlink:href="javascript:sym('07039')" xlink:type="simple">Westhall Group/The Mangue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<text:a xlink:href="javascript:sym('01028')" xlink:type="simple">Wilton's Yard/Graveyard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javascript:sym('07020')" xlink:type="simple">Woodlands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Vieux Fort</text:p>
          </table:table-cell>
          <table:table-cell office:value-type="string" calcext:value-type="string">
            <text:p>...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javascript:sym('01120')" xlink:type="simple">Yorke Hill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astries</text:p>
          </table:table-cell>
          <table:table-cell office:value-type="float" office:value="323" calcext:value-type="float">
            <text:p>323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string" calcext:value-type="string">
            <text:p><text:a xlink:href="javascript:sym('04037')" xlink:type="simple">Zenon</text:a>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oufrière</text:p>
          </table:table-cell>
          <table:table-cell office:value-type="float" office:value="231" calcext:value-type="float">
            <text:p>231</text:p>
          </table:table-cell>
          <table:table-cell office:value-type="float" office:value="257" calcext:value-type="float">
            <text:p>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7:25.935392700</meta:creation-date>
    <dc:date>2025-04-16T07:07:34.816841400</dc:date>
    <meta:editing-duration>PT9S</meta:editing-duration>
    <meta:editing-cycles>1</meta:editing-cycles>
    <meta:document-statistic meta:table-count="1" meta:cell-count="2025" meta:object-count="0"/>
    <meta:generator>LibreOffice/25.2.2.2$Windows_X86_64 LibreOffice_project/7370d4be9e3cf6031a51beef54ff3bda878e3fac</meta:generator>
  </office:meta>
</office:document-meta>
</file>